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ab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Tab</text:h>
                    <text:list>
                        <text:list-item>
                            <text:h text:style-name="Heading_20_2" text:outline-level="2">Description</text:h>
                        </text:list-item>
                    </text:list>
                </text:list-item>
            </text:list>

            <text:p text:style-name="Standard">This widget should be used as a child of Tabview widget. See Tabview widget for the more details.</text:p>

            
                <text:list xml:id="list_Tab2" text:continue-numbering="true" text:continue-list="list_Tab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ab4" text:continue-numbering="true" text:style-name="Outline">
                                                <text:list-item>
                                                    <text:list>
                                                        <text:list-item>
                                                            <text:list>
                                                                <text:list-item>
                                                                    <text:h text:style-name="Heading_20_3" text:outline-level="3">
                                                                        Tab name
                                                                        <text:s text:c="4"/>
                                                                        <text:span text:style-name="T2">EXPRESSION (string)</text:span>
                                                                    </text:h>
                                                                </text:list-item>
                                                            </text:list>
                                                        </text:list-item>
                                                    </text:list>
                                                </text:list-item>
                                            </text:list>
                                            <text:p text:style-name="Standard">The name of the tab.</text:p>,
                                            <text:list xml:id="list_Tab5" text:continue-numbering="true" text:continue-list="list_Tab4" text:style-name="Outline">
                                                <text:list-item>
                                                    <text:list>
                                                        <text:list-item>
                                                            <text:list>
                                                                <text:list-item>
                                                                    <text:h text:style-name="Heading_20_3" text:outline-level="3">
                                                                        Tab name type
                                                                        <text:s text:c="4"/>
                                                                        <text:span text:style-name="T2">Enum</text:span>
                                                                    </text:h>
                                                                </text:list-item>
                                                            </text:list>
                                                        </text:list-item>
                                                    </text:list>
                                                </text:list-item>
                                            </text:list>
                                            <text:p text:style-name="Standard">Here we can choose whether the <text:span text:style-name="backtick">Name</text:span> property will be calculated from the Expressio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Tab6" text:continue-numbering="true" text:continue-list="list_Tab5"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Tab7" text:continue-numbering="true" text:continue-list="list_Tab6"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Tab8" text:continue-numbering="true" text:continue-list="list_Tab7"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Tab9"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ab10" text:continue-numbering="true" text:continue-list="list_Tab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Tab11" text:continue-numbering="true" text:continue-list="list_Tab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Tab12" text:continue-numbering="true" text:continue-list="list_Tab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ab13" text:continue-numbering="true" text:continue-list="list_Tab12"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Tab14"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Tab15" text:continue-numbering="true" text:continue-list="list_Tab13"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ab16" text:continue-numbering="true" text:continue-list="list_Tab15"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Tab17"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Tab18" text:continue-numbering="true" text:continue-list="list_Tab16"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ab19" text:continue-numbering="true" text:continue-list="list_Tab18"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Tab20"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Tab21" text:continue-numbering="true" text:continue-list="list_Tab19"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ab22" text:continue-numbering="true" text:continue-list="list_Tab21"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Tab23"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Tab24" text:continue-numbering="true" text:continue-list="list_Tab22"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Tab25" text:continue-numbering="true" text:continue-list="list_Tab24"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ab26" text:continue-numbering="true" text:continue-list="list_Tab25"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Tab27" text:continue-numbering="true" text:continue-list="list_Tab26"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Tab28" text:continue-numbering="true" text:continue-list="list_Tab27"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Tab29" text:continue-numbering="true" text:continue-list="list_Tab28"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Tab30" text:continue-numbering="true" text:continue-list="list_Tab29"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Tab31" text:continue-numbering="true" text:continue-list="list_Tab30"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Tab32" text:continue-numbering="true" text:continue-list="list_Tab31"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Tab33" text:continue-numbering="true" text:continue-list="list_Tab32"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Tab34" text:continue-numbering="true" text:continue-list="list_Tab33"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Tab35" text:continue-numbering="true" text:continue-list="list_Tab34"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Tab36" text:continue-numbering="true" text:continue-list="list_Tab35"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Tab37" text:continue-numbering="true" text:continue-list="list_Tab36"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Tab38" text:continue-numbering="true" text:continue-list="list_Tab37"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Tab39" text:continue-numbering="true" text:continue-list="list_Tab38"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Tab40" text:continue-numbering="true" text:continue-list="list_Tab39"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Tab41" text:continue-numbering="true" text:continue-list="list_Tab40"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Tab42" text:continue-numbering="true" text:continue-list="list_Tab41"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Tab43" text:continue-numbering="true" text:continue-list="list_Tab42"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Tab44" text:continue-numbering="true" text:continue-list="list_Tab43"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Tab45" text:continue-numbering="true" text:continue-list="list_Tab44"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Tab46" text:continue-numbering="true" text:continue-list="list_Tab45"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Tab47" text:continue-numbering="true" text:continue-list="list_Tab46"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Tab48" text:continue-numbering="true" text:continue-list="list_Tab47"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Tab49" text:continue-numbering="true" text:continue-list="list_Tab48"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Tab50"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Tab51" text:continue-numbering="true" text:continue-list="list_Tab49"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Tab52"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Tab53" text:continue-numbering="true" text:continue-list="list_Tab51"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Tab54"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Tab55" text:continue-numbering="true" text:continue-list="list_Tab53"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Tab56"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Tab57" text:continue-numbering="true" text:continue-list="list_Tab55"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Tab58" text:continue-numbering="true" text:continue-list="list_Tab57"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Tab59" text:continue-numbering="true" text:continue-list="list_Tab58"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Tab60" text:continue-numbering="true" text:continue-list="list_Tab59"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Tab61" text:continue-numbering="true" text:continue-list="list_Tab60"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Tab62" text:continue-numbering="true" text:continue-list="list_Tab61"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Tab63" text:continue-numbering="true" text:continue-list="list_Tab62"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ab64" text:continue-numbering="true" text:continue-list="list_Tab63"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ab65"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ab66" text:continue-numbering="true" text:continue-list="list_Tab6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ab67" text:continue-numbering="true" text:continue-list="list_Tab6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ab68" text:continue-numbering="true" text:continue-list="list_Tab6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Tab3" text:continue-numbering="true" text:continue-list="list_Tab2" text:style-name="Outline">
                        <text:list-item>
                            <text:list>
                                <text:list-item>
                                    <text:h text:style-name="Heading_20_2" text:outline-level="2">Examples</text:h>
                                </text:list-item>
                            </text:list>
                        </text:list-item>
                    </text:list>
                    <text:p text:style-name="Standard"/>
                    
                    <text:list xml:id="list_Tab69" text:style-name="List_20_1">
                        
                        <text:list-item>
                            <text:p text:style-name="List_20_1_20_Start">
                                <text:span text:style-name="T1">Tabview</text:span>
                            </text:p>
                            
                        </text:list-item>
                        
                    

                        <text:list-item>
                            <text:p text:style-name="List_20_1_20_Start">
                                <text:span text:style-name="T1">Styled Tabview</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